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 fo:font-weight="normal" officeooo:rsid="00107b87" officeooo:paragraph-rsid="00107b87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246b7" officeooo:paragraph-rsid="001246b7" style:font-weight-asian="bold" style:font-weight-complex="bold"/>
    </style:style>
    <style:style style:name="P3" style:family="paragraph" style:parent-style-name="Standard" style:list-style-name="L1">
      <style:text-properties style:text-underline-style="none" fo:font-weight="normal" officeooo:rsid="00107b87" officeooo:paragraph-rsid="00107b87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07b87" officeooo:paragraph-rsid="00107b87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normal" officeooo:rsid="00107b87" officeooo:paragraph-rsid="00136684" style:font-weight-asian="normal" style:font-weight-complex="normal"/>
    </style:style>
    <style:style style:name="P6" style:family="paragraph" style:parent-style-name="Standard" style:list-style-name="L1">
      <style:text-properties style:text-underline-style="none" fo:font-weight="normal" officeooo:rsid="00120fcc" officeooo:paragraph-rsid="00120fcc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bold" officeooo:rsid="00153df5" officeooo:paragraph-rsid="00153df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136684" officeooo:paragraph-rsid="00136684"/>
    </style:style>
    <style:style style:name="P9" style:family="paragraph" style:parent-style-name="Table_20_Contents">
      <style:paragraph-properties fo:text-align="center" style:justify-single-word="false"/>
      <style:text-properties officeooo:rsid="00136684" officeooo:paragraph-rsid="00153df5"/>
    </style:style>
    <style:style style:name="P10" style:family="paragraph" style:parent-style-name="Table_20_Contents">
      <style:paragraph-properties fo:text-align="center" style:justify-single-word="false"/>
      <style:text-properties officeooo:rsid="00153df5" officeooo:paragraph-rsid="00153df5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53df5" officeooo:paragraph-rsid="00153df5" style:font-weight-asian="bold" style:font-weight-complex="bold"/>
    </style:style>
    <style:style style:name="T1" style:family="text">
      <style:text-properties officeooo:rsid="00120fcc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es From Class</text:p>
      <text:list xml:id="list8236793919096080777" text:style-name="L1">
        <text:list-item>
          <text:p text:style-name="P3">Short answer <text:span text:style-name="T1">(CHOOSE 3 OUT OF SIX)</text:span></text:p>
          <text:list>
            <text:list-item>
              <text:p text:style-name="P3">Pattern of personal identity </text:p>
              <text:list>
                <text:list-item>
                  <text:p text:style-name="P3"><text:span text:style-name="T1">E</text:span>goistic vs alturistic (SA)</text:p>
                </text:list-item>
                <text:list-item>
                  <text:p text:style-name="P3">Enduring self (SA)</text:p>
                </text:list-item>
              </text:list>
            </text:list-item>
            <text:list-item>
              <text:p text:style-name="P3">Tri partite soul</text:p>
            </text:list-item>
            <text:list-item>
              <text:p text:style-name="P3">Thomas Aquinas's understanding of the soul (SA)</text:p>
            </text:list-item>
            <text:list-item>
              <text:p text:style-name="P3">Fallacies (SA)</text:p>
            </text:list-item>
            <text:list-item>
              <text:p text:style-name="P3">Deductive syllogism (SA)</text:p>
            </text:list-item>
            <text:list-item>
              <text:p text:style-name="P6">Difference between inductive and deductive reasoning (SA)</text:p>
            </text:list-item>
          </text:list>
        </text:list-item>
        <text:list-item>
          <text:p text:style-name="P3">Extended answer <text:span text:style-name="T1">(ANSWER 1)</text:span></text:p>
          <text:list>
            <text:list-item>
              <text:p text:style-name="P3">Theories of human nature – all theories (EA)</text:p>
            </text:list-item>
          </text:list>
        </text:list-item>
      </text:list>
      <text:p text:style-name="P1"/>
      <text:p text:style-name="P2">Points for Short Answer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Question</text:p>
          </table:table-cell>
          <table:table-cell table:style-name="Table1.B1" office:value-type="string">
            <text:p text:style-name="P11">Points for Answer</text:p>
          </table:table-cell>
        </table:table-row>
        <table:table-row>
          <table:table-cell table:style-name="Table1.A2" office:value-type="string">
            <text:p text:style-name="P5"><text:span text:style-name="T1">E</text:span>goistic vs alturistic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P8">Enduring Self</text:p>
          </table:table-cell>
          <table:table-cell table:style-name="Table1.B6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P8">Thomas Aquinas's Understanding of the Soul</text:p>
          </table:table-cell>
          <table:table-cell table:style-name="Table1.B6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P8">Fallacies</text:p>
          </table:table-cell>
          <table:table-cell table:style-name="Table1.B6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P10">Deductive Syllogism</text:p>
          </table:table-cell>
          <table:table-cell table:style-name="Table1.B6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9">Difference Between Inductive and Deductive Reasoning</text:p>
          </table:table-cell>
          <table:table-cell table:style-name="Table1.B7" office:value-type="string">
            <text:p text:style-name="Table_20_Contents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6T12:05:42.981478035</meta:creation-date>
    <dc:date>2013-10-18T11:54:44.389857899</dc:date>
    <meta:editing-duration>PT6M15S</meta:editing-duration>
    <meta:editing-cycles>5</meta:editing-cycles>
    <meta:generator>LibreOffice/4.1.2.3$Linux_X86_64 LibreOffice_project/410m0$Build-3</meta:generator>
    <meta:document-statistic meta:table-count="1" meta:image-count="0" meta:object-count="0" meta:page-count="1" meta:paragraph-count="21" meta:word-count="93" meta:character-count="568" meta:non-whitespace-character-count="505"/>
  </office:meta>
</office:document-meta>
</file>